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23"/>
          <table:table-cell table:number-columns-repeated="1010"/>
        </table:table-row>
        <table:table-row table:style-name="ro1">
          <table:table-cell table:number-columns-repeated="13"/>
          <table:table-cell table:style-name="ce24" office:value-type="string" calcext:value-type="string">
            <text:p>189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 table:number-rows-repeated="10482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3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office:value-type="string" calcext:value-type="string">
            <text:p>RU000A100J18 (Домодедово выпуск 2 )</text:p>
          </table:table-cell>
          <table:table-cell table:style-name="ce26" table:number-columns-repeated="12"/>
          <table:table-cell/>
          <table:table-cell table:style-name="ce2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3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3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3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3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3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3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3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3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3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 style:data-style-name="N2" text:time-value="15:00:22.8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9T15:02:14.875000000</dc:date>
    <meta:editing-duration>P3DT7H54M5S</meta:editing-duration>
    <meta:editing-cycles>1352</meta:editing-cycles>
    <meta:document-statistic meta:table-count="2" meta:cell-count="6261" meta:object-count="0"/>
  </office:meta>
</office:document-meta>
</file>